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e23" officeooo:paragraph-rsid="001f5e2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f5e23" officeooo:paragraph-rsid="001f5e2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f5e23" officeooo:paragraph-rsid="0021f4b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f5e23" officeooo:paragraph-rsid="001f5e2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f5e23" officeooo:paragraph-rsid="002082a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2082aa" officeooo:paragraph-rsid="002082a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233edb" officeooo:paragraph-rsid="00233ed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082aa" officeooo:paragraph-rsid="002082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33edb" officeooo:paragraph-rsid="00233ed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4aafe" officeooo:paragraph-rsid="0024aa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5f90a" officeooo:paragraph-rsid="0025f90a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anna Żegleń</text:p>
      <text:p text:style-name="P1">nr albumu: 10279 </text:p>
      <text:p text:style-name="P1"/>
      <text:p text:style-name="P1"/>
      <text:p text:style-name="P2">Dokumentacja do aplikacji</text:p>
      <text:p text:style-name="P2">Gra w wisielca</text:p>
      <text:p text:style-name="P2"/>
      <text:p text:style-name="P4">1. Opis:</text:p>
      <text:p text:style-name="P4"/>
      <text:p text:style-name="P8">Projekt jest prostą grą w wisielca polegającą na odgadnięciu hasła poprzez wskazywanie liter. Hasła <text:s/>generują się automatycznie z puli haseł. Jeżeli gracz odgadnie hasło wygrywa. Jeżeli przegra, wisielec zawiśnie, a gracz może podjąć kolejną próbę. </text:p>
      <text:p text:style-name="P8"/>
      <text:p text:style-name="P6">2. Opis funkcji:</text:p>
      <text:p text:style-name="P5"/>
      <text:p text:style-name="P8">- gra generuje hasła automatycznie z puli haseł</text:p>
      <text:p text:style-name="P8">- hasło zostaje zasłonięte, tak aby gracz mógł go odkrywać podczas gry</text:p>
      <text:p text:style-name="P8">- gracz otrzymuje do dyspozycji planszę do wyboru liter oraz graficzne przedstawienie tytułowego wisielca</text:p>
      <text:p text:style-name="P8">- gracz kolejno wybiera litery z widocznej dla siebie tablicy wg uznania</text:p>
      <text:p text:style-name="P8">- jeżeli gracz zgadnie literę, zostanie ona podświetlona na zielono, pojawi się dźwięk komunikujący poprawność oraz w polu w haśle pojawi się litera</text:p>
      <text:p text:style-name="P8">- jeżeli gracz zaznaczy literę, która nie pojawia się w haśle, zostanie ona oznaczona kolorem czerwonym, pojawi się komunikat głosowy o wybraniu złej litery, a na ekranie pojawi się kolejna grafika z elementami szubienicy oraz wisielca.</text:p>
      <text:p text:style-name="P8">- można pomylić się 8 razy</text:p>
      <text:p text:style-name="P8">- gracz po zakończeniu może ponownie zagrać w grę, wtedy schemat zaczyna się powtarzać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ROADMAP</text:p>
      <text:p text:style-name="P3"/>
      <text:p text:style-name="P11">• stworzenie grafik pod projekt (kolejne etapy szubienicy i wisielca); </text:p>
      <text:p text:style-name="P9">• stworzenie szkieletu strony HTML</text:p>
      <text:p text:style-name="P9">• stworzenie struktury strony (divów) oraz przypisanie im stylów w CSS</text:p>
      <text:p text:style-name="P9">• stworzenie tablic z hasłami</text:p>
      <text:p text:style-name="P9">• wypisanie funkcji losującej hasło z puli haseł</text:p>
      <text:p text:style-name="P9">• wprowadzenie zmiennych (długość hasła, skuchy, )</text:p>
      <text:p text:style-name="P9">• stworzenie funkcji zmieniającej wielkość liter</text:p>
      <text:p text:style-name="P9">• stworzenie pętli do zamaskowania hasła – podanie zamiast liter znaków w taki sposób aby gracz wiedział ile znaków ma hasło</text:p>
      <text:p text:style-name="P9">• stworzenie tablicy z literami a polskiego alfabetu</text:p>
      <text:p text:style-name="P9">• stworzenie divów na litery w JS oraz umieszczenie ich we wcześniej przygotowanym divie w HTML</text:p>
      <text:p text:style-name="P10">• stworzenie funkcji zmieniającej zadany znak w łańcuchu</text:p>
      <text:p text:style-name="P10">• stworzenie funkcji sprawdzającej czy podana litera jest w haśle oraz zamiana kreski na literę jeżeli ta znajduje się w haśle</text:p>
      <text:p text:style-name="P10">• stworzenie instrukcji warunkowej do zmiany kolorów litery w polu do ich wybierania w zależności od tego czy litera występuje w haśle:</text:p>
      <text:p text:style-name="P10">- jeżeli litera znajduje się w haśle za pomocą zmiany stylów w JS podświetlenie litery zmienia się na zielone, zostaje również odtworzony dźwięk</text:p>
      <text:p text:style-name="P10">- jeżeli litera nie znajduje się w haśle za pomocą zmiany w JS podświetlenie zostaje zmienione na czerwone, <text:s/>zostaje zablokowana możliwość ponownego kliknięcia, zostaje odtworzony dźwięk, a także zmieniona grafika; </text:p>
      <text:p text:style-name="P10">• stworzenie instrukcji warunkowej do momentu wygranej oraz przegranej (wygenerowanie komunikatu o wygranej lub przegranej) oraz danie możliwości reloadu strony;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58:42.634000000</meta:creation-date>
    <dc:date>2019-02-20T23:10:55.278000000</dc:date>
    <meta:editing-duration>PT12M11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32" meta:word-count="397" meta:character-count="2597" meta:non-whitespace-character-count="2225"/>
  </office:meta>
</office:document-meta>
</file>